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Google Sans Mono" svg:font-family="'Google Sans Mono', 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2647" officeooo:paragraph-rsid="000e2647"/>
    </style:style>
    <style:style style:name="P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d4d4d4" style:font-name="Google Sans Mono" fo:font-size="10.5pt" fo:font-weight="normal" fo:background-color="#1e1f20"/>
    </style:style>
    <style:style style:name="P7" style:family="paragraph" style:parent-style-name="Standard">
      <style:text-properties fo:color="#d4d4d4" style:font-name="Google Sans Mono" fo:font-size="10.5pt" fo:font-weight="normal" officeooo:rsid="000e2647" officeooo:paragraph-rsid="000e2647" fo:background-color="#1e1f20"/>
    </style:style>
    <style:style style:name="P8" style:family="paragraph" style:parent-style-name="Standard">
      <style:paragraph-properties style:line-height-at-least="0.503cm"/>
      <style:text-properties fo:color="#80868b" style:font-name="Google Sans Mono" fo:font-size="10.5pt" fo:font-weight="normal" fo:background-color="#1e1f20"/>
    </style:style>
    <style:style style:name="P9" style:family="paragraph" style:parent-style-name="Standard">
      <style:paragraph-properties style:line-height-at-least="0.503cm"/>
      <style:text-properties fo:color="#dcdcdc" style:font-name="Google Sans Mono" fo:font-size="10.5pt" fo:font-weight="normal" fo:background-color="#1e1f20"/>
    </style:style>
    <style:style style:name="T1" style:family="text">
      <style:text-properties officeooo:rsid="000e2647"/>
    </style:style>
    <style:style style:name="T2" style:family="text">
      <style:text-properties fo:color="#c586c0"/>
    </style:style>
    <style:style style:name="T3" style:family="text">
      <style:text-properties fo:color="#c586c0" style:font-name="Droid Sans Mono" fo:font-size="10.5pt" fo:font-weight="normal" fo:background-color="#1f1f1f" loext:char-shading-value="0"/>
    </style:style>
    <style:style style:name="T4" style:family="text">
      <style:text-properties fo:color="#c586c0" style:font-name="Droid Sans Mono" fo:background-color="#1f1f1f" loext:char-shading-value="0"/>
    </style:style>
    <style:style style:name="T5" style:family="text">
      <style:text-properties fo:color="#cccccc" style:font-name="Droid Sans Mono" fo:font-size="10.5pt" fo:font-weight="normal" fo:background-color="#1f1f1f" loext:char-shading-value="0"/>
    </style:style>
    <style:style style:name="T6" style:family="text">
      <style:text-properties fo:color="#cccccc" style:font-name="Droid Sans Mono" fo:background-color="#1f1f1f" loext:char-shading-value="0"/>
    </style:style>
    <style:style style:name="T7" style:family="text">
      <style:text-properties fo:color="#9cdcfe"/>
    </style:style>
    <style:style style:name="T8" style:family="text">
      <style:text-properties fo:color="#9cdcfe" style:font-name="Droid Sans Mono" fo:font-size="10.5pt" fo:font-weight="normal" fo:background-color="#1f1f1f" loext:char-shading-value="0"/>
    </style:style>
    <style:style style:name="T9" style:family="text">
      <style:text-properties fo:color="#9cdcfe" style:font-name="Droid Sans Mono" fo:background-color="#1f1f1f" loext:char-shading-value="0"/>
    </style:style>
    <style:style style:name="T10" style:family="text">
      <style:text-properties fo:color="#ce9178"/>
    </style:style>
    <style:style style:name="T11" style:family="text">
      <style:text-properties fo:color="#ce9178" style:font-name="Droid Sans Mono" fo:font-size="10.5pt" fo:font-weight="normal" fo:background-color="#1f1f1f" loext:char-shading-value="0"/>
    </style:style>
    <style:style style:name="T12" style:family="text">
      <style:text-properties fo:color="#ce9178" style:font-name="Droid Sans Mono" fo:background-color="#1f1f1f" loext:char-shading-value="0"/>
    </style:style>
    <style:style style:name="T13" style:family="text">
      <style:text-properties fo:color="#569cd6"/>
    </style:style>
    <style:style style:name="T14" style:family="text">
      <style:text-properties fo:color="#4ec9b0"/>
    </style:style>
    <style:style style:name="T15" style:family="text">
      <style:text-properties fo:color="#d4d4d4"/>
    </style:style>
    <style:style style:name="T16" style:family="text">
      <style:text-properties fo:color="#dcdcaa"/>
    </style:style>
    <style:style style:name="T17" style:family="text">
      <style:text-properties fo:color="#808080"/>
    </style:style>
    <style:style style:name="T18" style:family="text">
      <style:text-properties fo:color="#4fc1ff"/>
    </style:style>
    <style:style style:name="T19" style:family="text">
      <style:text-properties fo:color="#b5cea8"/>
    </style:style>
    <style:style style:name="T20" style:family="text">
      <style:text-properties fo:color="#d16969"/>
    </style:style>
    <style:style style:name="T21" style:family="text">
      <style:text-properties fo:color="#d7ba7d"/>
    </style:style>
    <style:style style:name="T22" style:family="text">
      <style:text-properties fo:color="#c58af9"/>
    </style:style>
    <style:style style:name="T23" style:family="text">
      <style:text-properties fo:color="#c58af9" style:font-name="Droid Sans Mono" fo:background-color="#1f1f1f" loext:char-shading-value="0"/>
    </style:style>
    <style:style style:name="T24" style:family="text">
      <style:text-properties style:font-name="Droid Sans Mono" fo:background-color="#1f1f1f" loext:char-shading-value="0"/>
    </style:style>
    <style:style style:name="T25" style:family="text">
      <style:text-properties fo:color="#3dc9b0"/>
    </style:style>
    <style:style style:name="T26" style:family="text">
      <style:text-properties fo:color="#3dc9b0" style:font-name="Droid Sans Mono" fo:background-color="#1f1f1f" loext:char-shading-value="0"/>
    </style:style>
    <style:style style:name="T27" style:family="text">
      <style:text-properties fo:color="#dcdcdc"/>
    </style:style>
    <style:style style:name="T28" style:family="text">
      <style:text-properties fo:color="#dcdcdc" style:font-name="Droid Sans Mono" fo:background-color="#1f1f1f" loext:char-shading-value="0"/>
    </style:style>
    <style:style style:name="T29" style:family="text">
      <style:text-properties fo:color="#81c995"/>
    </style:style>
    <style:style style:name="T30" style:family="text">
      <style:text-properties fo:color="#81c995" style:font-name="Droid Sans Mono" fo:background-color="#1f1f1f" loext:char-shading-value="0"/>
    </style:style>
    <style:style style:name="T31" style:family="text">
      <style:text-properties fo:color="#fa903e"/>
    </style:style>
    <style:style style:name="T32" style:family="text">
      <style:text-properties fo:color="#b46695"/>
    </style:style>
    <style:style style:name="T33" style:family="text">
      <style:text-properties officeooo:rsid="000f9296"/>
    </style:style>
    <style:style style:name="T34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Api for assests</text:span></text:p>
      <text:p text:style-name="P7"><text:span text:style-name="T23">import</text:span><text:span text:style-name="T24"> </text:span><text:span text:style-name="T26">React</text:span><text:span text:style-name="T28">,</text:span><text:span text:style-name="T24"> </text:span><text:span text:style-name="T28">{</text:span><text:span text:style-name="T24"> useState</text:span><text:span text:style-name="T28">,</text:span><text:span text:style-name="T24"> useEffect </text:span><text:span text:style-name="T28">}</text:span><text:span text:style-name="T24"> </text:span><text:span text:style-name="T23">from</text:span><text:span text:style-name="T24"> </text:span><text:span text:style-name="T30">'react'</text:span><text:span text:style-name="T28">;</text:span></text:p>
      <text:p text:style-name="P6"><text:span text:style-name="T22">import</text:span> <text:span text:style-name="T27">{</text:span> useAuth <text:span text:style-name="T27">}</text:span> <text:span text:style-name="T22">from</text:span> <text:span text:style-name="T29">'../auth/AuthContext'</text:span><text:span text:style-name="T27">;</text:span></text:p>
      <text:p text:style-name="P6"><text:span text:style-name="T22">import</text:span> <text:span text:style-name="T27">{</text:span> useNavigate <text:span text:style-name="T27">}</text:span> <text:span text:style-name="T22">from</text:span> <text:span text:style-name="T29">'react-router-dom'</text:span><text:span text:style-name="T27">;</text:span></text:p>
      <text:p text:style-name="P6"><text:span text:style-name="T22">import</text:span> <text:span text:style-name="T29">'./FactFinder.css'</text:span><text:span text:style-name="T27">;</text:span></text:p>
      <text:p text:style-name="P5"/>
      <text:p text:style-name="P8">// --- Interface Definitions ---</text:p>
      <text:p text:style-name="P6"><text:span text:style-name="T22">interface</text:span> <text:span text:style-name="T25">FormField</text:span> <text:span text:style-name="T27">{</text:span></text:p>
      <text:p text:style-name="P6">id<text:span text:style-name="T27">:</text:span> <text:span text:style-name="T22">number</text:span><text:span text:style-name="T27">;</text:span></text:p>
      <text:p text:style-name="P6">field_label<text:span text:style-name="T27">:</text:span> <text:span text:style-name="T22">string</text:span><text:span text:style-name="T27">;</text:span></text:p>
      <text:p text:style-name="P6">field_type<text:span text:style-name="T27">:</text:span> <text:span text:style-name="T29">'Checkbox'</text:span> <text:span text:style-name="T27">|</text:span> <text:span text:style-name="T29">'Select'</text:span> <text:span text:style-name="T27">|</text:span> <text:span text:style-name="T29">'Text'</text:span> <text:span text:style-name="T27">|</text:span> <text:span text:style-name="T29">'Number'</text:span><text:span text:style-name="T27">;</text:span></text:p>
      <text:p text:style-name="P6">options_json<text:span text:style-name="T27">:</text:span> <text:span text:style-name="T22">string</text:span> <text:span text:style-name="T27">|</text:span> <text:span text:style-name="T22">null</text:span><text:span text:style-name="T27">;</text:span></text:p>
      <text:p text:style-name="P9">}</text:p>
      <text:p text:style-name="P5"/>
      <text:p text:style-name="P8">// Generic type for a row of data (e.g., one bank account)</text:p>
      <text:p text:style-name="P6"><text:span text:style-name="T22">type</text:span> <text:span text:style-name="T25">DataRow</text:span> <text:span text:style-name="T27">=</text:span> <text:span text:style-name="T27">{</text:span> <text:span text:style-name="T27">[</text:span>key<text:span text:style-name="T27">:</text:span> <text:span text:style-name="T22">string</text:span><text:span text:style-name="T27">]:</text:span> <text:span text:style-name="T22">string</text:span> <text:span text:style-name="T27">};</text:span></text:p>
      <text:p text:style-name="P5"/>
      <text:p text:style-name="P6"><text:span text:style-name="T22">const</text:span> <text:span text:style-name="T25">TrashIcon</text:span> <text:span text:style-name="T27">=</text:span> <text:span text:style-name="T27">()</text:span> <text:span text:style-name="T27">=&gt;</text:span> <text:span text:style-name="T27">(</text:span> <text:span text:style-name="T27">&lt;</text:span>svg xmlns<text:span text:style-name="T27">=</text:span><text:span text:style-name="T29">"http://www.w3.org/2000/svg"</text:span> width<text:span text:style-name="T27">=</text:span><text:span text:style-name="T29">"20"</text:span> height<text:span text:style-name="T27">=</text:span><text:span text:style-name="T29">"20"</text:span> viewBox<text:span text:style-name="T27">=</text:span><text:span text:style-name="T29">"0 0 24 24"</text:span> fill<text:span text:style-name="T27">=</text:span><text:span text:style-name="T29">"none"</text:span> stroke<text:span text:style-name="T27">=</text:span><text:span text:style-name="T29">"currentColor"</text:span> strokeWidth<text:span text:style-name="T27">=</text:span><text:span text:style-name="T29">"2"</text:span> strokeLinecap<text:span text:style-name="T27">=</text:span><text:span text:style-name="T29">"round"</text:span> strokeLinejoin<text:span text:style-name="T27">=</text:span><text:span text:style-name="T29">"round"</text:span>&gt;&lt;path d<text:span text:style-name="T27">=</text:span><text:span text:style-name="T29">"M3 6h18"</text:span>&gt;&lt;/path&gt;&lt;path d<text:span text:style-name="T27">=</text:span><text:span text:style-name="T29">"M19 6v14a2 2 0 0 1-2 2H7a2 2 0 0 1-2-2V6m3 0V4a2 2 0 0 1 2-2h4a2 2 0 0 1 2 2v2"</text:span>&gt;&lt;/path&gt;&lt;/svg<text:span text:style-name="T27">&gt;</text:span> <text:span text:style-name="T27">);</text:span></text:p>
      <text:p text:style-name="P5"/>
      <text:p text:style-name="P6"><text:span text:style-name="T22">const</text:span> <text:span text:style-name="T25">FactFinderAssets</text:span><text:span text:style-name="T27">:</text:span> <text:span text:style-name="T25">React</text:span><text:span text:style-name="T27">.</text:span><text:span text:style-name="T25">FC</text:span> <text:span text:style-name="T27">=</text:span> <text:span text:style-name="T27">()</text:span> <text:span text:style-name="T27">=&gt;</text:span> <text:span text:style-name="T27">{</text:span></text:p>
      <text:p text:style-name="P6"><text:span text:style-name="T22">const</text:span> <text:span text:style-name="T27">{</text:span> token <text:span text:style-name="T27">}</text:span> <text:span text:style-name="T27">=</text:span> useAuth<text:span text:style-name="T27">();</text:span> </text:p>
      <text:p text:style-name="P6"><text:span text:style-name="T22">const</text:span> navigate <text:span text:style-name="T27">=</text:span> useNavigate<text:span text:style-name="T27">();</text:span></text:p>
      <text:p text:style-name="P6"><text:span text:style-name="T22">const</text:span> <text:span text:style-name="T27">[</text:span>isLoading<text:span text:style-name="T27">,</text:span> setIsLoading<text:span text:style-name="T27">]</text:span> <text:span text:style-name="T27">=</text:span> useState<text:span text:style-name="T27">(</text:span><text:span text:style-name="T22">false</text:span><text:span text:style-name="T27">);</text:span></text:p>
      <text:p text:style-name="P6"><text:span text:style-name="T22">const</text:span> <text:span text:style-name="T27">[</text:span>message<text:span text:style-name="T27">,</text:span> setMessage<text:span text:style-name="T27">]</text:span> <text:span text:style-name="T27">=</text:span> useState<text:span text:style-name="T27">(</text:span><text:span text:style-name="T29">''</text:span><text:span text:style-name="T27">);</text:span></text:p>
      <text:p text:style-name="P5"/>
      <text:p text:style-name="P8">// State for the form structure fetched from the DB</text:p>
      <text:p text:style-name="P6"><text:span text:style-name="T22">const</text:span> <text:span text:style-name="T27">[</text:span>mainQuestion<text:span text:style-name="T27">,</text:span> setMainQuestion<text:span text:style-name="T27">]</text:span> <text:span text:style-name="T27">=</text:span> useState<text:span text:style-name="T27">&lt;</text:span><text:span text:style-name="T25">FormField</text:span> <text:span text:style-name="T27">|</text:span> <text:span text:style-name="T22">null</text:span><text:span text:style-name="T27">&gt;(</text:span><text:span text:style-name="T22">null</text:span><text:span text:style-name="T27">);</text:span></text:p>
      <text:p text:style-name="P6"><text:span text:style-name="T22">const</text:span> <text:span text:style-name="T27">[</text:span>subFormFields<text:span text:style-name="T27">,</text:span> setSubFormFields<text:span text:style-name="T27">]</text:span> <text:span text:style-name="T27">=</text:span> useState<text:span text:style-name="T27">&lt;{</text:span> <text:span text:style-name="T27">[</text:span>key<text:span text:style-name="T27">:</text:span> <text:span text:style-name="T22">string</text:span><text:span text:style-name="T27">]:</text:span> <text:span text:style-name="T25">FormField</text:span><text:span text:style-name="T27">[]</text:span> <text:span text:style-name="T27">}&gt;({});</text:span></text:p>
      <text:p text:style-name="P5"/>
      <text:p text:style-name="P8">// State for the user's answers</text:p>
      <text:p text:style-name="P6"><text:span text:style-name="T22">const</text:span> <text:span text:style-name="T27">[</text:span>selectedTypes<text:span text:style-name="T27">,</text:span> setSelectedTypes<text:span text:style-name="T27">]</text:span> <text:span text:style-name="T27">=</text:span> useState<text:span text:style-name="T27">&lt;</text:span><text:span text:style-name="T22">string</text:span><text:span text:style-name="T27">[]&gt;([]);</text:span></text:p>
      <text:p text:style-name="P6"><text:span text:style-name="T22">const</text:span> <text:span text:style-name="T27">[</text:span>assetData<text:span text:style-name="T27">,</text:span> setAssetData<text:span text:style-name="T27">]</text:span> <text:span text:style-name="T27">=</text:span> useState<text:span text:style-name="T27">&lt;{</text:span> <text:span text:style-name="T27">[</text:span>key<text:span text:style-name="T27">:</text:span> <text:span text:style-name="T22">string</text:span><text:span text:style-name="T27">]:</text:span> <text:span text:style-name="T25">DataRow</text:span><text:span text:style-name="T27">[]</text:span> <text:span text:style-name="T27">}&gt;({});</text:span></text:p>
      <text:p text:style-name="P5"/>
      <text:p text:style-name="P6">useEffect<text:span text:style-name="T27">(()</text:span> <text:span text:style-name="T27">=&gt;</text:span> <text:span text:style-name="T27">{</text:span></text:p>
      <text:p text:style-name="P6"><text:span text:style-name="T22">const</text:span> fetchFormStructure <text:span text:style-name="T27">=</text:span> <text:span text:style-name="T22">async</text:span> <text:span text:style-name="T27">()</text:span> <text:span text:style-name="T27">=&gt;</text:span> <text:span text:style-name="T27">{</text:span></text:p>
      <text:p text:style-name="P6"><text:span text:style-name="T22">if</text:span> <text:span text:style-name="T27">(!</text:span>token<text:span text:style-name="T27">)</text:span> <text:span text:style-name="T22">return</text:span><text:span text:style-name="T27">;</text:span></text:p>
      <text:p text:style-name="P6"><text:span text:style-name="T22">try</text:span> <text:span text:style-name="T27">{</text:span></text:p>
      <text:p text:style-name="P6"><text:span text:style-name="T22">const</text:span> response <text:span text:style-name="T27">=</text:span> <text:span text:style-name="T22">await</text:span> fetch<text:span text:style-name="T27">(</text:span><text:span text:style-name="T29">`http://localhost:5000/api/client/forms/assets`</text:span><text:span text:style-name="T27">,</text:span> <text:span text:style-name="T27">{</text:span></text:p>
      <text:p text:style-name="P6">headers<text:span text:style-name="T27">:</text:span> <text:span text:style-name="T27">{</text:span> <text:span text:style-name="T29">'Authorization'</text:span><text:span text:style-name="T27">:</text:span> <text:span text:style-name="T29">`Bearer </text:span><text:span text:style-name="T27">${</text:span>token<text:span text:style-name="T27">}</text:span><text:span text:style-name="T29">`</text:span> <text:span text:style-name="T27">}</text:span></text:p>
      <text:p text:style-name="P9">});</text:p>
      <text:p text:style-name="P6"><text:span text:style-name="T22">const</text:span> fields<text:span text:style-name="T27">:</text:span> <text:span text:style-name="T25">FormField</text:span><text:span text:style-name="T27">[]</text:span> <text:span text:style-name="T27">=</text:span> <text:span text:style-name="T22">await</text:span> response<text:span text:style-name="T27">.</text:span>json<text:span text:style-name="T27">();</text:span></text:p>
      <text:p text:style-name="P6">setMainQuestion<text:span text:style-name="T27">(</text:span>fields<text:span text:style-name="T27">.</text:span>find<text:span text:style-name="T27">(</text:span>f <text:span text:style-name="T27">=&gt;</text:span> f<text:span text:style-name="T27">.</text:span>field_type <text:span text:style-name="T27">===</text:span> <text:span text:style-name="T29">'Checkbox'</text:span><text:span text:style-name="T27">)</text:span> <text:span text:style-name="T27">||</text:span> <text:span text:style-name="T22">null</text:span><text:span text:style-name="T27">);</text:span></text:p>
      <text:p text:style-name="P8">// In a real app, you would fetch sub-form fields dynamically for each type</text:p>
      <text:p text:style-name="P6"><text:soft-page-break/><text:span text:style-name="T27">}</text:span> <text:span text:style-name="T22">catch</text:span> <text:span text:style-name="T27">(</text:span>error<text:span text:style-name="T27">)</text:span> <text:span text:style-name="T27">{</text:span></text:p>
      <text:p text:style-name="P6">console<text:span text:style-name="T27">.</text:span>error<text:span text:style-name="T27">(</text:span><text:span text:style-name="T29">"Failed to fetch form structure"</text:span><text:span text:style-name="T27">,</text:span> error<text:span text:style-name="T27">);</text:span></text:p>
      <text:p text:style-name="P9">}</text:p>
      <text:p text:style-name="P9">};</text:p>
      <text:p text:style-name="P6">fetchFormStructure<text:span text:style-name="T27">();</text:span></text:p>
      <text:p text:style-name="P8">// Manually setting sub-form fields for this example as the backend doesn't support it yet</text:p>
      <text:p text:style-name="P6">setSubFormFields<text:span text:style-name="T27">({</text:span></text:p>
      <text:p text:style-name="P6"><text:span text:style-name="T25">Banking</text:span><text:span text:style-name="T27">:</text:span> <text:span text:style-name="T27">[</text:span></text:p>
      <text:p text:style-name="P6"><text:span text:style-name="T27">{</text:span> id<text:span text:style-name="T27">:</text:span> <text:span text:style-name="T31">2</text:span><text:span text:style-name="T27">,</text:span> field_label<text:span text:style-name="T27">:</text:span> <text:span text:style-name="T29">'Bank Name*'</text:span><text:span text:style-name="T27">,</text:span> field_type<text:span text:style-name="T27">:</text:span> <text:span text:style-name="T29">'Text'</text:span><text:span text:style-name="T27">,</text:span> options_json<text:span text:style-name="T27">:</text:span> <text:span text:style-name="T22">null</text:span> <text:span text:style-name="T27">},</text:span></text:p>
      <text:p text:style-name="P6"><text:span text:style-name="T27">{</text:span> id<text:span text:style-name="T27">:</text:span> <text:span text:style-name="T31">3</text:span><text:span text:style-name="T27">,</text:span> field_label<text:span text:style-name="T27">:</text:span> <text:span text:style-name="T29">'Account Type*'</text:span><text:span text:style-name="T27">,</text:span> field_type<text:span text:style-name="T27">:</text:span> <text:span text:style-name="T29">'Select'</text:span><text:span text:style-name="T27">,</text:span> options_json<text:span text:style-name="T27">:</text:span> <text:span text:style-name="T29">'["Checking", "Savings"]'</text:span> <text:span text:style-name="T27">},</text:span></text:p>
      <text:p text:style-name="P6"><text:span text:style-name="T27">{</text:span> id<text:span text:style-name="T27">:</text:span> <text:span text:style-name="T31">4</text:span><text:span text:style-name="T27">,</text:span> field_label<text:span text:style-name="T27">:</text:span> <text:span text:style-name="T29">'Account Owner*'</text:span><text:span text:style-name="T27">,</text:span> field_type<text:span text:style-name="T27">:</text:span> <text:span text:style-name="T29">'Select'</text:span><text:span text:style-name="T27">,</text:span> options_json<text:span text:style-name="T27">:</text:span> <text:span text:style-name="T29">'["Client", "Spouse", "Joint"]'</text:span> <text:span text:style-name="T27">},</text:span></text:p>
      <text:p text:style-name="P6"><text:span text:style-name="T27">{</text:span> id<text:span text:style-name="T27">:</text:span> <text:span text:style-name="T31">5</text:span><text:span text:style-name="T27">,</text:span> field_label<text:span text:style-name="T27">:</text:span> <text:span text:style-name="T29">'Balance*'</text:span><text:span text:style-name="T27">,</text:span> field_type<text:span text:style-name="T27">:</text:span> <text:span text:style-name="T29">'Number'</text:span><text:span text:style-name="T27">,</text:span> options_json<text:span text:style-name="T27">:</text:span> <text:span text:style-name="T22">null</text:span> <text:span text:style-name="T27">},</text:span></text:p>
      <text:p text:style-name="P9">],</text:p>
      <text:p text:style-name="P6"><text:span text:style-name="T25">Investments</text:span><text:span text:style-name="T27">:</text:span> <text:span text:style-name="T27">[</text:span></text:p>
      <text:p text:style-name="P6"><text:span text:style-name="T27">{</text:span> id<text:span text:style-name="T27">:</text:span> <text:span text:style-name="T31">6</text:span><text:span text:style-name="T27">,</text:span> field_label<text:span text:style-name="T27">:</text:span> <text:span text:style-name="T29">'Investment Firm*'</text:span><text:span text:style-name="T27">,</text:span> field_type<text:span text:style-name="T27">:</text:span> <text:span text:style-name="T29">'Text'</text:span><text:span text:style-name="T27">,</text:span> options_json<text:span text:style-name="T27">:</text:span> <text:span text:style-name="T22">null</text:span> <text:span text:style-name="T27">},</text:span></text:p>
      <text:p text:style-name="P6"><text:span text:style-name="T27">{</text:span> id<text:span text:style-name="T27">:</text:span> <text:span text:style-name="T31">7</text:span><text:span text:style-name="T27">,</text:span> field_label<text:span text:style-name="T27">:</text:span> <text:span text:style-name="T29">'Account Number*'</text:span><text:span text:style-name="T27">,</text:span> field_type<text:span text:style-name="T27">:</text:span> <text:span text:style-name="T29">'Text'</text:span><text:span text:style-name="T27">,</text:span> options_json<text:span text:style-name="T27">:</text:span> <text:span text:style-name="T22">null</text:span> <text:span text:style-name="T27">},</text:span></text:p>
      <text:p text:style-name="P6"><text:span text:style-name="T27">{</text:span> id<text:span text:style-name="T27">:</text:span> <text:span text:style-name="T31">8</text:span><text:span text:style-name="T27">,</text:span> field_label<text:span text:style-name="T27">:</text:span> <text:span text:style-name="T29">'Value*'</text:span><text:span text:style-name="T27">,</text:span> field_type<text:span text:style-name="T27">:</text:span> <text:span text:style-name="T29">'Number'</text:span><text:span text:style-name="T27">,</text:span> options_json<text:span text:style-name="T27">:</text:span> <text:span text:style-name="T22">null</text:span> <text:span text:style-name="T27">},</text:span></text:p>
      <text:p text:style-name="P9">]</text:p>
      <text:p text:style-name="P9">});</text:p>
      <text:p text:style-name="P6"><text:span text:style-name="T27">},</text:span> <text:span text:style-name="T27">[</text:span>token<text:span text:style-name="T27">]);</text:span></text:p>
      <text:p text:style-name="P5"/>
      <text:p text:style-name="P6"><text:span text:style-name="T22">const</text:span> handleTypeChange <text:span text:style-name="T27">=</text:span> <text:span text:style-name="T27">(</text:span>option<text:span text:style-name="T27">:</text:span> <text:span text:style-name="T22">string</text:span><text:span text:style-name="T27">)</text:span> <text:span text:style-name="T27">=&gt;</text:span> <text:span text:style-name="T27">{</text:span></text:p>
      <text:p text:style-name="P6">setSelectedTypes<text:span text:style-name="T27">(</text:span>prev <text:span text:style-name="T27">=&gt;</text:span> </text:p>
      <text:p text:style-name="P6">prev<text:span text:style-name="T27">.</text:span>includes<text:span text:style-name="T27">(</text:span>option<text:span text:style-name="T27">)</text:span> <text:span text:style-name="T27">?</text:span> prev<text:span text:style-name="T27">.</text:span>filter<text:span text:style-name="T27">(</text:span>item <text:span text:style-name="T27">=&gt;</text:span> item <text:span text:style-name="T27">!==</text:span> option<text:span text:style-name="T27">)</text:span> <text:span text:style-name="T27">:</text:span> <text:span text:style-name="T27">[...</text:span>prev<text:span text:style-name="T27">,</text:span> option<text:span text:style-name="T27">]</text:span></text:p>
      <text:p text:style-name="P9">);</text:p>
      <text:p text:style-name="P9">};</text:p>
      <text:p text:style-name="P6"><text:span text:style-name="T22">const</text:span> addItem <text:span text:style-name="T27">=</text:span> <text:span text:style-name="T27">(</text:span><text:span text:style-name="T22">type</text:span><text:span text:style-name="T27">:</text:span> <text:span text:style-name="T22">string</text:span><text:span text:style-name="T27">)</text:span> <text:span text:style-name="T27">=&gt;</text:span> <text:span text:style-name="T27">{</text:span></text:p>
      <text:p text:style-name="P6">setAssetData<text:span text:style-name="T27">(</text:span>prev <text:span text:style-name="T27">=&gt;</text:span> <text:span text:style-name="T27">({</text:span></text:p>
      <text:p text:style-name="P6"><text:span text:style-name="T27">...</text:span>prev<text:span text:style-name="T27">,</text:span></text:p>
      <text:p text:style-name="P6"><text:span text:style-name="T27">[</text:span><text:span text:style-name="T22">type</text:span><text:span text:style-name="T27">]:</text:span> <text:span text:style-name="T27">[...(</text:span>prev<text:span text:style-name="T27">[</text:span><text:span text:style-name="T22">type</text:span><text:span text:style-name="T27">]</text:span> <text:span text:style-name="T27">||</text:span> <text:span text:style-name="T27">[]),</text:span> <text:span text:style-name="T27">{}]</text:span></text:p>
      <text:p text:style-name="P9">}));</text:p>
      <text:p text:style-name="P9">};</text:p>
      <text:p text:style-name="P6"><text:span text:style-name="T22">const</text:span> removeItem <text:span text:style-name="T27">=</text:span> <text:span text:style-name="T27">(</text:span><text:span text:style-name="T22">type</text:span><text:span text:style-name="T27">:</text:span> <text:span text:style-name="T22">string</text:span><text:span text:style-name="T27">,</text:span> index<text:span text:style-name="T27">:</text:span> <text:span text:style-name="T22">number</text:span><text:span text:style-name="T27">)</text:span> <text:span text:style-name="T27">=&gt;</text:span> <text:span text:style-name="T27">{</text:span></text:p>
      <text:p text:style-name="P6">setAssetData<text:span text:style-name="T27">(</text:span>prev <text:span text:style-name="T27">=&gt;</text:span> <text:span text:style-name="T27">({</text:span></text:p>
      <text:p text:style-name="P6"><text:span text:style-name="T27">...</text:span>prev<text:span text:style-name="T27">,</text:span></text:p>
      <text:p text:style-name="P6"><text:span text:style-name="T27">[</text:span><text:span text:style-name="T22">type</text:span><text:span text:style-name="T27">]:</text:span> prev<text:span text:style-name="T27">[</text:span><text:span text:style-name="T22">type</text:span><text:span text:style-name="T27">].</text:span>filter<text:span text:style-name="T27">((</text:span>_<text:span text:style-name="T27">,</text:span> i<text:span text:style-name="T27">)</text:span> <text:span text:style-name="T27">=&gt;</text:span> i <text:span text:style-name="T27">!==</text:span> index<text:span text:style-name="T27">)</text:span></text:p>
      <text:p text:style-name="P9">}));</text:p>
      <text:p text:style-name="P9">};</text:p>
      <text:p text:style-name="P6"><text:span text:style-name="T22">const</text:span> updateItem <text:span text:style-name="T27">=</text:span> <text:span text:style-name="T27">(</text:span><text:span text:style-name="T22">type</text:span><text:span text:style-name="T27">:</text:span> <text:span text:style-name="T22">string</text:span><text:span text:style-name="T27">,</text:span> index<text:span text:style-name="T27">:</text:span> <text:span text:style-name="T22">number</text:span><text:span text:style-name="T27">,</text:span> fieldName<text:span text:style-name="T27">:</text:span> <text:span text:style-name="T22">string</text:span><text:span text:style-name="T27">,</text:span> value<text:span text:style-name="T27">:</text:span> <text:span text:style-name="T22">string</text:span><text:span text:style-name="T27">)</text:span> <text:span text:style-name="T27">=&gt;</text:span> <text:span text:style-name="T27">{</text:span></text:p>
      <text:p text:style-name="P6">setAssetData<text:span text:style-name="T27">(</text:span>prev <text:span text:style-name="T27">=&gt;</text:span> <text:span text:style-name="T27">{</text:span></text:p>
      <text:p text:style-name="P6"><text:span text:style-name="T22">const</text:span> updated <text:span text:style-name="T27">=</text:span> <text:span text:style-name="T27">[...(</text:span>prev<text:span text:style-name="T27">[</text:span><text:span text:style-name="T22">type</text:span><text:span text:style-name="T27">]</text:span> <text:span text:style-name="T27">||</text:span> <text:span text:style-name="T27">[])];</text:span></text:p>
      <text:p text:style-name="P6">updated<text:span text:style-name="T27">[</text:span>index<text:span text:style-name="T27">]</text:span> <text:span text:style-name="T27">=</text:span> <text:span text:style-name="T27">{</text:span> <text:span text:style-name="T27">...</text:span>updated<text:span text:style-name="T27">[</text:span>index<text:span text:style-name="T27">],</text:span> <text:span text:style-name="T27">[</text:span>fieldName<text:span text:style-name="T27">]:</text:span> value <text:span text:style-name="T27">};</text:span></text:p>
      <text:p text:style-name="P6"><text:span text:style-name="T22">return</text:span> <text:span text:style-name="T27">{</text:span> <text:span text:style-name="T27">...</text:span>prev<text:span text:style-name="T27">,</text:span> <text:span text:style-name="T27">[</text:span><text:span text:style-name="T22">type</text:span><text:span text:style-name="T27">]:</text:span> updated <text:span text:style-name="T27">};</text:span></text:p>
      <text:p text:style-name="P9">});</text:p>
      <text:p text:style-name="P9">};</text:p>
      <text:p text:style-name="P5"><text:soft-page-break/></text:p>
      <text:p text:style-name="P6"><text:span text:style-name="T22">const</text:span> handleSubmit <text:span text:style-name="T27">=</text:span> <text:span text:style-name="T22">async</text:span> <text:span text:style-name="T27">(</text:span>e<text:span text:style-name="T27">:</text:span> <text:span text:style-name="T25">React</text:span><text:span text:style-name="T27">.</text:span><text:span text:style-name="T25">FormEvent</text:span><text:span text:style-name="T27">)</text:span> <text:span text:style-name="T27">=&gt;</text:span> <text:span text:style-name="T27">{</text:span></text:p>
      <text:p text:style-name="P6">e<text:span text:style-name="T27">.</text:span>preventDefault<text:span text:style-name="T27">();</text:span></text:p>
      <text:p text:style-name="P8">// This logic needs to be updated to transform the new assetData structure</text:p>
      <text:p text:style-name="P8">// into the flat array the backend expects before submitting.</text:p>
      <text:p text:style-name="P6">console<text:span text:style-name="T27">.</text:span>log<text:span text:style-name="T27">(</text:span><text:span text:style-name="T29">"Submitting Data:"</text:span><text:span text:style-name="T27">,</text:span> assetData<text:span text:style-name="T27">);</text:span></text:p>
      <text:p text:style-name="P6">navigate<text:span text:style-name="T27">(</text:span><text:span text:style-name="T29">'/fact-finder/liabilities'</text:span><text:span text:style-name="T27">);</text:span></text:p>
      <text:p text:style-name="P9">};</text:p>
      <text:p text:style-name="P5"/>
      <text:p text:style-name="P6"><text:span text:style-name="T22">return</text:span> <text:span text:style-name="T27">(</text:span></text:p>
      <text:p text:style-name="P6"><text:span text:style-name="T27">&lt;</text:span>div className<text:span text:style-name="T27">=</text:span><text:span text:style-name="T29">"fact-finder-page"</text:span><text:span text:style-name="T27">&gt;</text:span></text:p>
      <text:p text:style-name="P6"><text:span text:style-name="T27">&lt;</text:span>div className<text:span text:style-name="T27">=</text:span><text:span text:style-name="T29">"wizard-header"</text:span><text:span text:style-name="T27">&gt;</text:span></text:p>
      <text:p text:style-name="P6"><text:span text:style-name="T27">&lt;</text:span>h2<text:span text:style-name="T27">&gt;</text:span><text:span text:style-name="T25">Let</text:span><text:span text:style-name="T29">'s wrap up with your monthly totals and assets. This gives us the full picture.&lt;/h2&gt;</text:span></text:p>
      <text:p text:style-name="P6"><text:span text:style-name="T27">&lt;</text:span>p<text:span text:style-name="T27">&gt;</text:span><text:span text:style-name="T25">You</text:span><text:span text:style-name="T29">'ve made it to the last step! Finish strong and unlock your personalized recommendations.&lt;/p&gt;</text:span></text:p>
      <text:p text:style-name="P6"><text:span text:style-name="T27">&lt;/</text:span>div<text:span text:style-name="T27">&gt;</text:span></text:p>
      <text:p text:style-name="P6"><text:span text:style-name="T27">&lt;</text:span>form onSubmit<text:span text:style-name="T27">={</text:span>handleSubmit<text:span text:style-name="T27">}</text:span> className<text:span text:style-name="T27">=</text:span><text:span text:style-name="T29">"wizard-form"</text:span><text:span text:style-name="T27">&gt;</text:span></text:p>
      <text:p text:style-name="P6"><text:span text:style-name="T27">{</text:span>mainQuestion <text:span text:style-name="T27">&amp;&amp;</text:span> <text:span text:style-name="T27">(</text:span></text:p>
      <text:p text:style-name="P6"><text:span text:style-name="T27">&lt;</text:span>div className<text:span text:style-name="T27">=</text:span><text:span text:style-name="T29">"form-section"</text:span><text:span text:style-name="T27">&gt;</text:span></text:p>
      <text:p text:style-name="P6"><text:span text:style-name="T27">&lt;</text:span>h4<text:span text:style-name="T27">&gt;{</text:span>mainQuestion<text:span text:style-name="T27">.</text:span>field_label<text:span text:style-name="T27">}&lt;/</text:span>h4<text:span text:style-name="T27">&gt;</text:span></text:p>
      <text:p text:style-name="P6"><text:span text:style-name="T27">&lt;</text:span>div className<text:span text:style-name="T27">=</text:span><text:span text:style-name="T29">"asset-types-grid"</text:span><text:span text:style-name="T27">&gt;</text:span></text:p>
      <text:p text:style-name="P6"><text:span text:style-name="T27">{</text:span><text:span text:style-name="T25">JSON</text:span><text:span text:style-name="T27">.</text:span>parse<text:span text:style-name="T27">(</text:span>mainQuestion<text:span text:style-name="T27">.</text:span>options_json <text:span text:style-name="T27">||</text:span> <text:span text:style-name="T29">'[]'</text:span><text:span text:style-name="T27">).</text:span>map<text:span text:style-name="T27">((</text:span>option<text:span text:style-name="T27">:</text:span> <text:span text:style-name="T22">string</text:span><text:span text:style-name="T27">)</text:span> <text:span text:style-name="T27">=&gt;</text:span> <text:span text:style-name="T27">(</text:span></text:p>
      <text:p text:style-name="P6"><text:span text:style-name="T27">&lt;</text:span>label key<text:span text:style-name="T27">={</text:span>option<text:span text:style-name="T27">}</text:span> className<text:span text:style-name="T27">={</text:span><text:span text:style-name="T29">`custom-checkbox-label </text:span><text:span text:style-name="T27">${</text:span>selectedTypes<text:span text:style-name="T27">.</text:span>includes<text:span text:style-name="T27">(</text:span>option<text:span text:style-name="T27">)</text:span> <text:span text:style-name="T27">?</text:span> <text:span text:style-name="T29">'checked'</text:span> <text:span text:style-name="T27">:</text:span> <text:span text:style-name="T29">''</text:span><text:span text:style-name="T27">}</text:span><text:span text:style-name="T29">`</text:span><text:span text:style-name="T27">}&gt;</text:span></text:p>
      <text:p text:style-name="P6"><text:span text:style-name="T27">&lt;</text:span>input <text:span text:style-name="T22">type</text:span><text:span text:style-name="T27">=</text:span><text:span text:style-name="T29">"checkbox"</text:span> checked<text:span text:style-name="T27">={</text:span>selectedTypes<text:span text:style-name="T27">.</text:span>includes<text:span text:style-name="T27">(</text:span>option<text:span text:style-name="T27">)}</text:span> onChange<text:span text:style-name="T27">={()</text:span> <text:span text:style-name="T27">=&gt;</text:span> handleTypeChange<text:span text:style-name="T27">(</text:span>option<text:span text:style-name="T27">)}</text:span> /&gt;</text:p>
      <text:p text:style-name="P6"><text:span text:style-name="T27">&lt;</text:span>span<text:span text:style-name="T27">&gt;{</text:span>option<text:span text:style-name="T27">}&lt;/</text:span>span<text:span text:style-name="T27">&gt;</text:span></text:p>
      <text:p text:style-name="P6"><text:span text:style-name="T27">&lt;/</text:span>label<text:span text:style-name="T27">&gt;</text:span></text:p>
      <text:p text:style-name="P9">))}</text:p>
      <text:p text:style-name="P6"><text:span text:style-name="T27">&lt;/</text:span>div<text:span text:style-name="T27">&gt;</text:span></text:p>
      <text:p text:style-name="P6"><text:span text:style-name="T27">&lt;/</text:span>div<text:span text:style-name="T27">&gt;</text:span></text:p>
      <text:p text:style-name="P9">)}</text:p>
      <text:p text:style-name="P6"><text:span text:style-name="T27">{</text:span>selectedTypes<text:span text:style-name="T27">.</text:span>map<text:span text:style-name="T27">(</text:span><text:span text:style-name="T22">type</text:span> <text:span text:style-name="T27">=&gt;</text:span> <text:span text:style-name="T27">(</text:span></text:p>
      <text:p text:style-name="P6"><text:span text:style-name="T27">&lt;</text:span>div key<text:span text:style-name="T27">={</text:span><text:span text:style-name="T22">type</text:span><text:span text:style-name="T27">}</text:span> className<text:span text:style-name="T27">=</text:span><text:span text:style-name="T29">"form-section asset-details-section"</text:span><text:span text:style-name="T27">&gt;</text:span></text:p>
      <text:p text:style-name="P6"><text:span text:style-name="T27">&lt;</text:span>div className<text:span text:style-name="T27">=</text:span><text:span text:style-name="T29">"section-header"</text:span><text:span text:style-name="T27">&gt;</text:span></text:p>
      <text:p text:style-name="P6"><text:span text:style-name="T27">&lt;</text:span>h4<text:span text:style-name="T27">&gt;{</text:span><text:span text:style-name="T22">type</text:span><text:span text:style-name="T27">}</text:span> <text:span text:style-name="T25">Accounts</text:span><text:span text:style-name="T27">&lt;/</text:span>h4<text:span text:style-name="T27">&gt;</text:span></text:p>
      <text:p text:style-name="P6"><text:span text:style-name="T27">&lt;</text:span>button <text:span text:style-name="T22">type</text:span><text:span text:style-name="T27">=</text:span><text:span text:style-name="T29">"button"</text:span> className<text:span text:style-name="T27">=</text:span><text:span text:style-name="T29">"add-button"</text:span> onClick<text:span text:style-name="T27">={()</text:span> <text:span text:style-name="T27">=&gt;</text:span> addItem<text:span text:style-name="T27">(</text:span><text:span text:style-name="T22">type</text:span><text:span text:style-name="T27">)}</text:span>&gt;+ <text:span text:style-name="T25">Add</text:span><text:span text:style-name="T27">&lt;/</text:span>button<text:span text:style-name="T27">&gt;</text:span></text:p>
      <text:p text:style-name="P6"><text:span text:style-name="T27">&lt;/</text:span>div<text:span text:style-name="T27">&gt;</text:span></text:p>
      <text:p text:style-name="P6"><text:span text:style-name="T27">{(</text:span>assetData<text:span text:style-name="T27">[</text:span><text:span text:style-name="T22">type</text:span><text:span text:style-name="T27">]</text:span> <text:span text:style-name="T27">||</text:span> <text:span text:style-name="T27">[]).</text:span>map<text:span text:style-name="T27">((</text:span>item<text:span text:style-name="T27">,</text:span> index<text:span text:style-name="T27">)</text:span> <text:span text:style-name="T27">=&gt;</text:span> <text:span text:style-name="T27">(</text:span></text:p>
      <text:p text:style-name="P6"><text:span text:style-name="T27">&lt;</text:span>div key<text:span text:style-name="T27">={</text:span>index<text:span text:style-name="T27">}</text:span> className<text:span text:style-name="T27">=</text:span><text:span text:style-name="T29">"dynamic-row labeled asset-row"</text:span><text:span text:style-name="T27">&gt;</text:span></text:p>
      <text:p text:style-name="P6"><text:span text:style-name="T27">{(</text:span>subFormFields<text:span text:style-name="T27">[</text:span><text:span text:style-name="T22">type</text:span><text:span text:style-name="T27">]</text:span> <text:span text:style-name="T27">||</text:span> <text:span text:style-name="T27">[]).</text:span>map<text:span text:style-name="T27">(</text:span>field <text:span text:style-name="T27">=&gt;</text:span> <text:span text:style-name="T27">(</text:span></text:p>
      <text:p text:style-name="P6"><text:span text:style-name="T27">&lt;</text:span>div key<text:span text:style-name="T27">={</text:span>field<text:span text:style-name="T27">.</text:span>id<text:span text:style-name="T27">}</text:span> className<text:span text:style-name="T27">=</text:span><text:span text:style-name="T29">"form-group"</text:span><text:span text:style-name="T27">&gt;</text:span></text:p>
      <text:p text:style-name="P6"><text:span text:style-name="T27">&lt;</text:span>label<text:span text:style-name="T27">&gt;{</text:span>field<text:span text:style-name="T27">.</text:span>field_label<text:span text:style-name="T27">}&lt;/</text:span>label<text:span text:style-name="T27">&gt;</text:span></text:p>
      <text:p text:style-name="P6"><text:span text:style-name="T27">&lt;</text:span>input </text:p>
      <text:p text:style-name="P6"><text:span text:style-name="T22">type</text:span><text:span text:style-name="T27">={</text:span>field<text:span text:style-name="T27">.</text:span>field_type <text:span text:style-name="T27">===</text:span> <text:span text:style-name="T29">'Number'</text:span> <text:span text:style-name="T27">?</text:span> <text:span text:style-name="T29">'number'</text:span> <text:span text:style-name="T27">:</text:span> <text:span text:style-name="T29">'text'</text:span><text:span text:style-name="T27">}</text:span></text:p>
      <text:p text:style-name="P6">name<text:span text:style-name="T27">={</text:span>field<text:span text:style-name="T27">.</text:span>field_label<text:span text:style-name="T27">.</text:span>toLowerCase<text:span text:style-name="T27">().</text:span>replace<text:span text:style-name="T27">(</text:span><text:span text:style-name="T32">/\*| /</text:span><text:span text:style-name="T22">g</text:span><text:span text:style-name="T27">,</text:span> <text:span text:style-name="T29">'_'</text:span><text:span text:style-name="T27">)}</text:span></text:p>
      <text:p text:style-name="P6"><text:soft-page-break/>value<text:span text:style-name="T27">={</text:span>item<text:span text:style-name="T27">[</text:span>field<text:span text:style-name="T27">.</text:span>field_label<text:span text:style-name="T27">.</text:span>toLowerCase<text:span text:style-name="T27">().</text:span>replace<text:span text:style-name="T27">(</text:span><text:span text:style-name="T32">/\*| /</text:span><text:span text:style-name="T22">g</text:span><text:span text:style-name="T27">,</text:span> <text:span text:style-name="T29">'_'</text:span><text:span text:style-name="T27">)]</text:span> <text:span text:style-name="T27">||</text:span> <text:span text:style-name="T29">''</text:span><text:span text:style-name="T27">}</text:span></text:p>
      <text:p text:style-name="P6">onChange<text:span text:style-name="T27">={</text:span>e <text:span text:style-name="T27">=&gt;</text:span> updateItem<text:span text:style-name="T27">(</text:span><text:span text:style-name="T22">type</text:span><text:span text:style-name="T27">,</text:span> index<text:span text:style-name="T27">,</text:span> e<text:span text:style-name="T27">.</text:span>target<text:span text:style-name="T27">.</text:span>name<text:span text:style-name="T27">,</text:span> e<text:span text:style-name="T27">.</text:span>target<text:span text:style-name="T27">.</text:span>value<text:span text:style-name="T27">)}</text:span></text:p>
      <text:p text:style-name="P6">/&gt;</text:p>
      <text:p text:style-name="P6"><text:span text:style-name="T27">&lt;/</text:span>div<text:span text:style-name="T27">&gt;</text:span></text:p>
      <text:p text:style-name="P9">))}</text:p>
      <text:p text:style-name="P6"><text:span text:style-name="T27">&lt;</text:span>button <text:span text:style-name="T22">type</text:span><text:span text:style-name="T27">=</text:span><text:span text:style-name="T29">"button"</text:span> className<text:span text:style-name="T27">=</text:span><text:span text:style-name="T29">"remove-button icon"</text:span> onClick<text:span text:style-name="T27">={()</text:span> <text:span text:style-name="T27">=&gt;</text:span> removeItem<text:span text:style-name="T27">(</text:span><text:span text:style-name="T22">type</text:span><text:span text:style-name="T27">,</text:span> index<text:span text:style-name="T27">)}</text:span>&gt;&lt;<text:span text:style-name="T25">TrashIcon</text:span> /&gt;&lt;/button<text:span text:style-name="T27">&gt;</text:span></text:p>
      <text:p text:style-name="P6"><text:span text:style-name="T27">&lt;/</text:span>div<text:span text:style-name="T27">&gt;</text:span></text:p>
      <text:p text:style-name="P9">))}</text:p>
      <text:p text:style-name="P6"><text:span text:style-name="T27">&lt;/</text:span>div<text:span text:style-name="T27">&gt;</text:span></text:p>
      <text:p text:style-name="P9">))}</text:p>
      <text:p text:style-name="P5"/>
      <text:p text:style-name="P6"><text:span text:style-name="T27">&lt;</text:span>div className<text:span text:style-name="T27">=</text:span><text:span text:style-name="T29">"form-actions"</text:span><text:span text:style-name="T27">&gt;</text:span></text:p>
      <text:p text:style-name="P6"><text:span text:style-name="T27">&lt;</text:span>button <text:span text:style-name="T22">type</text:span><text:span text:style-name="T27">=</text:span><text:span text:style-name="T29">"button"</text:span> className<text:span text:style-name="T27">=</text:span><text:span text:style-name="T29">"secondary-button"</text:span> onClick<text:span text:style-name="T27">={()</text:span> <text:span text:style-name="T27">=&gt;</text:span> navigate<text:span text:style-name="T27">(</text:span><text:span text:style-name="T29">'/fact-finder/income'</text:span><text:span text:style-name="T27">)}&gt;</text:span><text:span text:style-name="T25">Back</text:span><text:span text:style-name="T27">&lt;/</text:span>button<text:span text:style-name="T27">&gt;</text:span></text:p>
      <text:p text:style-name="P6"><text:span text:style-name="T27">&lt;</text:span>button <text:span text:style-name="T22">type</text:span><text:span text:style-name="T27">=</text:span><text:span text:style-name="T29">"submit"</text:span> className<text:span text:style-name="T27">=</text:span><text:span text:style-name="T29">"continue-button"</text:span> disabled<text:span text:style-name="T27">={</text:span>isLoading<text:span text:style-name="T27">}&gt;{</text:span>isLoading <text:span text:style-name="T27">?</text:span> <text:span text:style-name="T29">'Saving...'</text:span> <text:span text:style-name="T27">:</text:span> <text:span text:style-name="T29">'Continue'</text:span><text:span text:style-name="T27">}&lt;/</text:span>button<text:span text:style-name="T27">&gt;</text:span></text:p>
      <text:p text:style-name="P6"><text:span text:style-name="T27">&lt;/</text:span>div<text:span text:style-name="T27">&gt;</text:span></text:p>
      <text:p text:style-name="P6"><text:span text:style-name="T27">{</text:span>message <text:span text:style-name="T27">&amp;&amp;</text:span> <text:span text:style-name="T27">&lt;</text:span>p className<text:span text:style-name="T27">=</text:span><text:span text:style-name="T29">"form-message"</text:span><text:span text:style-name="T27">&gt;{</text:span>message<text:span text:style-name="T27">}&lt;/</text:span>p<text:span text:style-name="T27">&gt;}</text:span></text:p>
      <text:p text:style-name="P6"><text:span text:style-name="T27">&lt;/</text:span>form<text:span text:style-name="T27">&gt;</text:span></text:p>
      <text:p text:style-name="P6"><text:span text:style-name="T27">&lt;/</text:span>div<text:span text:style-name="T27">&gt;</text:span></text:p>
      <text:p text:style-name="P9">);</text:p>
      <text:p text:style-name="P9">};</text:p>
      <text:p text:style-name="P5"/>
      <text:p text:style-name="P6"><text:span text:style-name="T22">export</text:span> <text:span text:style-name="T22">default</text:span> <text:span text:style-name="T25">FactFinderAssets</text:span><text:span text:style-name="T27">;</text:span></text:p>
      <text:p text:style-name="P6"><text:line-break/><text:line-break/><text:span text:style-name="T33">last used summary code:<text:line-break/></text:span><text:span text:style-name="T4">import</text:span><text:span text:style-name="T6"> </text:span><text:span text:style-name="T9">React</text:span><text:span text:style-name="T6">, {</text:span><text:span text:style-name="T9">useState</text:span><text:span text:style-name="T6">, </text:span><text:span text:style-name="T9">useEffect</text:span><text:span text:style-name="T6"> } </text:span><text:span text:style-name="T4">from</text:span><text:span text:style-name="T6"> </text:span><text:span text:style-name="T12">'react'</text:span><text:span text:style-name="T6">;</text:span></text:p>
      <text:p text:style-name="P2"><text:span text:style-name="T2">import</text:span> { <text:span text:style-name="T7">useAuth</text:span> } <text:span text:style-name="T2">from</text:span> <text:span text:style-name="T10">'../auth/AuthContext'</text:span>; <text:span text:style-name="T34">// 1. IMPORT the useAuth hook</text:span></text:p>
      <text:p text:style-name="P2"><text:span text:style-name="T2">import</text:span> <text:span text:style-name="T10">'./FactFinder.css'</text:span>; <text:span text:style-name="T34">// Reuse the shared CSS</text:span></text:p>
      <text:p text:style-name="P5"/>
      <text:p text:style-name="P3">// --- Interface Definitions (expand as needed) ---</text:p>
      <text:p text:style-name="P2"><text:span text:style-name="T13">interface</text:span> <text:span text:style-name="T14">ClientProfile</text:span> {</text:p>
      <text:p text:style-name="P2"><text:span text:style-name="T7">personal_info</text:span><text:span text:style-name="T15">:</text:span> {</text:p>
      <text:p text:style-name="P2"><text:span text:style-name="T7">first_name</text:span><text:span text:style-name="T15">:</text:span> <text:span text:style-name="T14">string</text:span>;</text:p>
      <text:p text:style-name="P2"><text:span text:style-name="T7">last_name</text:span><text:span text:style-name="T15">:</text:span> <text:span text:style-name="T14">string</text:span>;</text:p>
      <text:p text:style-name="P2"><text:span text:style-name="T7">email</text:span><text:span text:style-name="T15">:</text:span> <text:span text:style-name="T14">string</text:span>;</text:p>
      <text:p text:style-name="P2">};</text:p>
      <text:p text:style-name="P3">// Add other sections like spouse_info, etc.</text:p>
      <text:p text:style-name="P2">}</text:p>
      <text:p text:style-name="P5"/>
      <text:p text:style-name="P2"><text:span text:style-name="T13">const</text:span> <text:span text:style-name="T18">FactFinderSummary</text:span><text:span text:style-name="T15">:</text:span> <text:span text:style-name="T14">React</text:span>.<text:span text:style-name="T14">FC</text:span> <text:span text:style-name="T15">=</text:span> () <text:span text:style-name="T13">=&gt;</text:span> {</text:p>
      <text:p text:style-name="P2"><text:span text:style-name="T13">const</text:span> { <text:span text:style-name="T18">token</text:span> } <text:span text:style-name="T15">=</text:span> <text:span text:style-name="T16">useAuth</text:span>(); <text:span text:style-name="T34">// 2. GET the token from context</text:span></text:p>
      <text:p text:style-name="P2"><text:span text:style-name="T13">const</text:span> [<text:span text:style-name="T18">profile</text:span>, <text:span text:style-name="T16">setProfile</text:span>] <text:span text:style-name="T15">=</text:span> <text:span text:style-name="T16">useState</text:span>&lt;<text:span text:style-name="T14">ClientProfile</text:span> <text:span text:style-name="T15">|</text:span> <text:span text:style-name="T14">null</text:span>&gt;(<text:span text:style-name="T13">null</text:span>);</text:p>
      <text:p text:style-name="P2"><text:span text:style-name="T13">const</text:span> [<text:span text:style-name="T18">isLoading</text:span>, <text:span text:style-name="T16">setIsLoading</text:span>] <text:span text:style-name="T15">=</text:span> <text:span text:style-name="T16">useState</text:span>(<text:span text:style-name="T13">true</text:span>);</text:p>
      <text:p text:style-name="P2"><text:span text:style-name="T13">const</text:span> [<text:span text:style-name="T18">isSubmitting</text:span>, <text:span text:style-name="T16">setIsSubmitting</text:span>] <text:span text:style-name="T15">=</text:span> <text:span text:style-name="T16">useState</text:span>(<text:span text:style-name="T13">false</text:span>);</text:p>
      <text:p text:style-name="P2"><text:soft-page-break/><text:span text:style-name="T13">const</text:span> [<text:span text:style-name="T18">error</text:span>, <text:span text:style-name="T16">setError</text:span>] <text:span text:style-name="T15">=</text:span> <text:span text:style-name="T16">useState</text:span>(<text:span text:style-name="T10">''</text:span>);</text:p>
      <text:p text:style-name="P2"><text:span text:style-name="T13">const</text:span> [<text:span text:style-name="T18">successMessage</text:span>, <text:span text:style-name="T16">setSuccessMessage</text:span>] <text:span text:style-name="T15">=</text:span> <text:span text:style-name="T16">useState</text:span>(<text:span text:style-name="T10">''</text:span>);</text:p>
      <text:p text:style-name="P5"/>
      <text:p text:style-name="P2"><text:span text:style-name="T16">useEffect</text:span>(() <text:span text:style-name="T13">=&gt;</text:span> {</text:p>
      <text:p text:style-name="P2"><text:span text:style-name="T13">const</text:span> <text:span text:style-name="T16">fetchProfile</text:span> <text:span text:style-name="T15">=</text:span> <text:span text:style-name="T13">async</text:span> () <text:span text:style-name="T13">=&gt;</text:span> {</text:p>
      <text:p text:style-name="P2"><text:span text:style-name="T2">if</text:span> (<text:span text:style-name="T15">!</text:span><text:span text:style-name="T18">token</text:span>) <text:span text:style-name="T2">return</text:span>;</text:p>
      <text:p text:style-name="P2"><text:span text:style-name="T2">try</text:span> {</text:p>
      <text:p text:style-name="P3">// 3. USE the real token to fetch the summary data</text:p>
      <text:p text:style-name="P2"><text:span text:style-name="T13">const</text:span> <text:span text:style-name="T18">response</text:span> <text:span text:style-name="T15">=</text:span> <text:span text:style-name="T2">await</text:span> <text:span text:style-name="T16">fetch</text:span>(<text:span text:style-name="T10">'http://localhost:5000/api/client/profile'</text:span>, {</text:p>
      <text:p text:style-name="P2"><text:span text:style-name="T7">headers:</text:span> { <text:span text:style-name="T10">'Authorization'</text:span><text:span text:style-name="T7">:</text:span> <text:span text:style-name="T10">`Bearer </text:span><text:span text:style-name="T13">${</text:span><text:span text:style-name="T18">token</text:span><text:span text:style-name="T13">}</text:span><text:span text:style-name="T10">`</text:span> }</text:p>
      <text:p text:style-name="P2">});</text:p>
      <text:p text:style-name="P2"><text:span text:style-name="T2">if</text:span> (<text:span text:style-name="T15">!</text:span><text:span text:style-name="T18">response</text:span>.<text:span text:style-name="T18">ok</text:span>) <text:span text:style-name="T2">throw</text:span> <text:span text:style-name="T13">new</text:span> <text:span text:style-name="T14">Error</text:span>(<text:span text:style-name="T10">'Failed to load summary data.'</text:span>);</text:p>
      <text:p text:style-name="P2"><text:span text:style-name="T13">const</text:span> <text:span text:style-name="T18">data</text:span><text:span text:style-name="T15">:</text:span> <text:span text:style-name="T14">ClientProfile</text:span> <text:span text:style-name="T15">=</text:span> <text:span text:style-name="T2">await</text:span> <text:span text:style-name="T18">response</text:span>.<text:span text:style-name="T16">json</text:span>();</text:p>
      <text:p text:style-name="P2"><text:span text:style-name="T16">setProfile</text:span>(<text:span text:style-name="T18">data</text:span>);</text:p>
      <text:p text:style-name="P2">} <text:span text:style-name="T2">catch</text:span> (<text:span text:style-name="T7">err</text:span><text:span text:style-name="T15">:</text:span> <text:span text:style-name="T14">any</text:span>) {</text:p>
      <text:p text:style-name="P2"><text:span text:style-name="T16">setError</text:span>(<text:span text:style-name="T7">err</text:span>.<text:span text:style-name="T7">message</text:span>);</text:p>
      <text:p text:style-name="P2">} <text:span text:style-name="T2">finally</text:span> {</text:p>
      <text:p text:style-name="P2"><text:span text:style-name="T16">setIsLoading</text:span>(<text:span text:style-name="T13">false</text:span>);</text:p>
      <text:p text:style-name="P2">}</text:p>
      <text:p text:style-name="P2">};</text:p>
      <text:p text:style-name="P2"><text:span text:style-name="T16">fetchProfile</text:span>();</text:p>
      <text:p text:style-name="P2">}, [<text:span text:style-name="T18">token</text:span>]);</text:p>
      <text:p text:style-name="P5"/>
      <text:p text:style-name="P2"><text:span text:style-name="T13">const</text:span> <text:span text:style-name="T16">handleSubmit</text:span> <text:span text:style-name="T15">=</text:span> <text:span text:style-name="T13">async</text:span> () <text:span text:style-name="T13">=&gt;</text:span> {</text:p>
      <text:p text:style-name="P2"><text:span text:style-name="T16">setIsSubmitting</text:span>(<text:span text:style-name="T13">true</text:span>);</text:p>
      <text:p text:style-name="P2"><text:span text:style-name="T16">setError</text:span>(<text:span text:style-name="T10">''</text:span>);</text:p>
      <text:p text:style-name="P2"><text:span text:style-name="T2">try</text:span> {</text:p>
      <text:p text:style-name="P3">// 4. USE the real token to submit the final data</text:p>
      <text:p text:style-name="P2"><text:span text:style-name="T13">const</text:span> <text:span text:style-name="T18">response</text:span> <text:span text:style-name="T15">=</text:span> <text:span text:style-name="T2">await</text:span> <text:span text:style-name="T16">fetch</text:span>(<text:span text:style-name="T10">'http://localhost:5000/api/client/profile/submit'</text:span>, {</text:p>
      <text:p text:style-name="P2"><text:span text:style-name="T7">method:</text:span> <text:span text:style-name="T10">'POST'</text:span>,</text:p>
      <text:p text:style-name="P2"><text:span text:style-name="T7">headers:</text:span> { <text:span text:style-name="T10">'Authorization'</text:span><text:span text:style-name="T7">:</text:span> <text:span text:style-name="T10">`Bearer </text:span><text:span text:style-name="T13">${</text:span><text:span text:style-name="T18">token</text:span><text:span text:style-name="T13">}</text:span><text:span text:style-name="T10">`</text:span> }</text:p>
      <text:p text:style-name="P2">});</text:p>
      <text:p text:style-name="P2"><text:span text:style-name="T13">const</text:span> <text:span text:style-name="T18">data</text:span> <text:span text:style-name="T15">=</text:span> <text:span text:style-name="T2">await</text:span> <text:span text:style-name="T18">response</text:span>.<text:span text:style-name="T16">json</text:span>();</text:p>
      <text:p text:style-name="P2"><text:span text:style-name="T2">if</text:span> (<text:span text:style-name="T15">!</text:span><text:span text:style-name="T18">response</text:span>.<text:span text:style-name="T18">ok</text:span>) <text:span text:style-name="T2">throw</text:span> <text:span text:style-name="T13">new</text:span> <text:span text:style-name="T14">Error</text:span>(<text:span text:style-name="T18">data</text:span>.<text:span text:style-name="T7">message</text:span>);</text:p>
      <text:p text:style-name="P2"><text:span text:style-name="T16">setSuccessMessage</text:span>(<text:span text:style-name="T18">data</text:span>.<text:span text:style-name="T7">message</text:span>);</text:p>
      <text:p text:style-name="P2">} <text:span text:style-name="T2">catch</text:span> (<text:span text:style-name="T7">err</text:span><text:span text:style-name="T15">:</text:span> <text:span text:style-name="T14">any</text:span>) {</text:p>
      <text:p text:style-name="P2"><text:span text:style-name="T16">setError</text:span>(<text:span text:style-name="T7">err</text:span>.<text:span text:style-name="T7">message</text:span>);</text:p>
      <text:p text:style-name="P2">} <text:span text:style-name="T2">finally</text:span> {</text:p>
      <text:p text:style-name="P2"><text:span text:style-name="T16">setIsSubmitting</text:span>(<text:span text:style-name="T13">false</text:span>);</text:p>
      <text:p text:style-name="P2">}</text:p>
      <text:p text:style-name="P2">};</text:p>
      <text:p text:style-name="P5"/>
      <text:p text:style-name="P2"><text:span text:style-name="T2">if</text:span> (<text:span text:style-name="T18">isLoading</text:span>) <text:span text:style-name="T2">return</text:span> <text:span text:style-name="T17">&lt;</text:span><text:span text:style-name="T13">div</text:span> <text:span text:style-name="T7">className</text:span><text:span text:style-name="T15">=</text:span><text:span text:style-name="T10">"fact-finder-page"</text:span><text:span text:style-name="T17">&gt;</text:span>Loading your summary...<text:span text:style-name="T17">&lt;/</text:span><text:span text:style-name="T13">div</text:span><text:span text:style-name="T17">&gt;</text:span>;</text:p>
      <text:p text:style-name="P2"><text:span text:style-name="T2">if</text:span> (<text:span text:style-name="T18">error</text:span>) <text:span text:style-name="T2">return</text:span> <text:span text:style-name="T17">&lt;</text:span><text:span text:style-name="T13">div</text:span> <text:span text:style-name="T7">className</text:span><text:span text:style-name="T15">=</text:span><text:span text:style-name="T10">"fact-finder-page error-message"</text:span><text:span text:style-name="T17">&gt;</text:span><text:span text:style-name="T13">{</text:span><text:span text:style-name="T18">error</text:span><text:span text:style-name="T13">}</text:span><text:span text:style-name="T17">&lt;/</text:span><text:span text:style-name="T13">div</text:span><text:span text:style-name="T17">&gt;</text:span>;</text:p>
      <text:p text:style-name="P2"><text:span text:style-name="T2">if</text:span> (<text:span text:style-name="T18">successMessage</text:span>) {</text:p>
      <text:p text:style-name="P2"><text:span text:style-name="T2">return</text:span> (</text:p>
      <text:p text:style-name="P2"><text:span text:style-name="T17">&lt;</text:span><text:span text:style-name="T13">div</text:span> <text:span text:style-name="T7">className</text:span><text:span text:style-name="T15">=</text:span><text:span text:style-name="T10">"fact-finder-page"</text:span><text:span text:style-name="T17">&gt;</text:span></text:p>
      <text:p text:style-name="P2"><text:soft-page-break/><text:span text:style-name="T17">&lt;</text:span><text:span text:style-name="T13">div</text:span> <text:span text:style-name="T7">className</text:span><text:span text:style-name="T15">=</text:span><text:span text:style-name="T10">"wizard-header"</text:span><text:span text:style-name="T17">&gt;</text:span></text:p>
      <text:p text:style-name="P2"><text:span text:style-name="T17">&lt;</text:span><text:span text:style-name="T13">h2</text:span><text:span text:style-name="T17">&gt;</text:span>Thank you for submitting your details!<text:span text:style-name="T17">&lt;/</text:span><text:span text:style-name="T13">h2</text:span><text:span text:style-name="T17">&gt;</text:span></text:p>
      <text:p text:style-name="P2"><text:span text:style-name="T17">&lt;</text:span><text:span text:style-name="T13">p</text:span><text:span text:style-name="T17">&gt;</text:span><text:span text:style-name="T13">{</text:span><text:span text:style-name="T18">successMessage</text:span><text:span text:style-name="T13">}</text:span><text:span text:style-name="T17">&lt;/</text:span><text:span text:style-name="T13">p</text:span><text:span text:style-name="T17">&gt;</text:span></text:p>
      <text:p text:style-name="P2"><text:span text:style-name="T13">{</text:span><text:span text:style-name="T34">/* Add a button to go to the client dashboard here */</text:span><text:span text:style-name="T13">}</text:span></text:p>
      <text:p text:style-name="P2"><text:span text:style-name="T17">&lt;/</text:span><text:span text:style-name="T13">div</text:span><text:span text:style-name="T17">&gt;</text:span></text:p>
      <text:p text:style-name="P2"><text:span text:style-name="T17">&lt;/</text:span><text:span text:style-name="T13">div</text:span><text:span text:style-name="T17">&gt;</text:span></text:p>
      <text:p text:style-name="P2">);</text:p>
      <text:p text:style-name="P2">}</text:p>
      <text:p text:style-name="P5"/>
      <text:p text:style-name="P2"><text:span text:style-name="T2">return</text:span> (</text:p>
      <text:p text:style-name="P2"><text:span text:style-name="T17">&lt;</text:span><text:span text:style-name="T13">div</text:span> <text:span text:style-name="T7">className</text:span><text:span text:style-name="T15">=</text:span><text:span text:style-name="T10">"fact-finder-page"</text:span><text:span text:style-name="T17">&gt;</text:span></text:p>
      <text:p text:style-name="P2"><text:span text:style-name="T17">&lt;</text:span><text:span text:style-name="T13">div</text:span> <text:span text:style-name="T7">className</text:span><text:span text:style-name="T15">=</text:span><text:span text:style-name="T10">"wizard-header"</text:span><text:span text:style-name="T17">&gt;</text:span></text:p>
      <text:p text:style-name="P2"><text:span text:style-name="T17">&lt;</text:span><text:span text:style-name="T13">h2</text:span><text:span text:style-name="T17">&gt;</text:span>Please review your information.<text:span text:style-name="T17">&lt;/</text:span><text:span text:style-name="T13">h2</text:span><text:span text:style-name="T17">&gt;</text:span></text:p>
      <text:p text:style-name="P2"><text:span text:style-name="T17">&lt;</text:span><text:span text:style-name="T13">p</text:span><text:span text:style-name="T17">&gt;</text:span>Ensure all details are correct before submitting to your advisor.<text:span text:style-name="T17">&lt;/</text:span><text:span text:style-name="T13">p</text:span><text:span text:style-name="T17">&gt;</text:span></text:p>
      <text:p text:style-name="P2"><text:span text:style-name="T17">&lt;/</text:span><text:span text:style-name="T13">div</text:span><text:span text:style-name="T17">&gt;</text:span></text:p>
      <text:p text:style-name="P2"><text:span text:style-name="T17">&lt;</text:span><text:span text:style-name="T13">div</text:span> <text:span text:style-name="T7">className</text:span><text:span text:style-name="T15">=</text:span><text:span text:style-name="T10">"wizard-form summary-view"</text:span><text:span text:style-name="T17">&gt;</text:span></text:p>
      <text:p text:style-name="P2"><text:span text:style-name="T13">{</text:span><text:span text:style-name="T34">/* --- Personal Info Section --- */</text:span><text:span text:style-name="T13">}</text:span></text:p>
      <text:p text:style-name="P2"><text:span text:style-name="T17">&lt;</text:span><text:span text:style-name="T13">div</text:span> <text:span text:style-name="T7">className</text:span><text:span text:style-name="T15">=</text:span><text:span text:style-name="T10">"summary-section"</text:span><text:span text:style-name="T17">&gt;</text:span></text:p>
      <text:p text:style-name="P2"><text:span text:style-name="T17">&lt;</text:span><text:span text:style-name="T13">h4</text:span><text:span text:style-name="T17">&gt;</text:span>Personal Information<text:span text:style-name="T17">&lt;/</text:span><text:span text:style-name="T13">h4</text:span><text:span text:style-name="T17">&gt;</text:span></text:p>
      <text:p text:style-name="P2"><text:span text:style-name="T17">&lt;</text:span><text:span text:style-name="T13">p</text:span><text:span text:style-name="T17">&gt;&lt;</text:span><text:span text:style-name="T13">strong</text:span><text:span text:style-name="T17">&gt;</text:span>Name:<text:span text:style-name="T17">&lt;/</text:span><text:span text:style-name="T13">strong</text:span><text:span text:style-name="T17">&gt;</text:span> <text:span text:style-name="T13">{</text:span><text:span text:style-name="T7">profile</text:span><text:span text:style-name="T15">?.</text:span><text:span text:style-name="T7">personal_info</text:span><text:span text:style-name="T15">.</text:span><text:span text:style-name="T7">first_name</text:span><text:span text:style-name="T13">}</text:span> <text:span text:style-name="T13">{</text:span><text:span text:style-name="T7">profile</text:span><text:span text:style-name="T15">?.</text:span><text:span text:style-name="T7">personal_info</text:span><text:span text:style-name="T15">.</text:span><text:span text:style-name="T7">last_name</text:span><text:span text:style-name="T13">}</text:span><text:span text:style-name="T17">&lt;/</text:span><text:span text:style-name="T13">p</text:span><text:span text:style-name="T17">&gt;</text:span></text:p>
      <text:p text:style-name="P2"><text:span text:style-name="T17">&lt;</text:span><text:span text:style-name="T13">p</text:span><text:span text:style-name="T17">&gt;&lt;</text:span><text:span text:style-name="T13">strong</text:span><text:span text:style-name="T17">&gt;</text:span>Email:<text:span text:style-name="T17">&lt;/</text:span><text:span text:style-name="T13">strong</text:span><text:span text:style-name="T17">&gt;</text:span> <text:span text:style-name="T13">{</text:span><text:span text:style-name="T7">profile</text:span><text:span text:style-name="T15">?.</text:span><text:span text:style-name="T7">personal_info</text:span><text:span text:style-name="T15">.</text:span><text:span text:style-name="T7">email</text:span><text:span text:style-name="T13">}</text:span><text:span text:style-name="T17">&lt;/</text:span><text:span text:style-name="T13">p</text:span><text:span text:style-name="T17">&gt;</text:span></text:p>
      <text:p text:style-name="P2"><text:span text:style-name="T13">{</text:span><text:span text:style-name="T34">/* Add more fields as you fetch them */</text:span><text:span text:style-name="T13">}</text:span></text:p>
      <text:p text:style-name="P2"><text:span text:style-name="T17">&lt;/</text:span><text:span text:style-name="T13">div</text:span><text:span text:style-name="T17">&gt;</text:span></text:p>
      <text:p text:style-name="P5"/>
      <text:p text:style-name="P2"><text:span text:style-name="T13">{</text:span><text:span text:style-name="T34">/* --- Add other sections (Spouse, Family, etc.) here --- */</text:span><text:span text:style-name="T13">}</text:span></text:p>
      <text:p text:style-name="P5"/>
      <text:p text:style-name="P2"><text:span text:style-name="T17">&lt;</text:span><text:span text:style-name="T13">div</text:span> <text:span text:style-name="T7">className</text:span><text:span text:style-name="T15">=</text:span><text:span text:style-name="T10">"form-actions"</text:span><text:span text:style-name="T17">&gt;</text:span></text:p>
      <text:p text:style-name="P2"><text:span text:style-name="T17">&lt;</text:span><text:span text:style-name="T13">button</text:span> <text:span text:style-name="T7">type</text:span><text:span text:style-name="T15">=</text:span><text:span text:style-name="T10">"button"</text:span> <text:span text:style-name="T7">className</text:span><text:span text:style-name="T15">=</text:span><text:span text:style-name="T10">"secondary-button"</text:span><text:span text:style-name="T17">&gt;</text:span>Back<text:span text:style-name="T17">&lt;/</text:span><text:span text:style-name="T13">button</text:span><text:span text:style-name="T17">&gt;</text:span></text:p>
      <text:p text:style-name="P2"><text:span text:style-name="T17">&lt;</text:span><text:span text:style-name="T13">button</text:span> <text:span text:style-name="T7">onClick</text:span><text:span text:style-name="T15">=</text:span><text:span text:style-name="T13">{</text:span><text:span text:style-name="T7">handleSubmit</text:span><text:span text:style-name="T13">}</text:span> <text:span text:style-name="T7">disabled</text:span><text:span text:style-name="T15">=</text:span><text:span text:style-name="T13">{</text:span><text:span text:style-name="T7">isSubmitting</text:span><text:span text:style-name="T13">}</text:span><text:span text:style-name="T17">&gt;</text:span></text:p>
      <text:p text:style-name="P2"><text:span text:style-name="T13">{</text:span><text:span text:style-name="T7">isSubmitting</text:span><text:span text:style-name="T15"> ? </text:span><text:span text:style-name="T10">'Submitting...'</text:span><text:span text:style-name="T15"> : </text:span><text:span text:style-name="T10">'Submit to Advisor'</text:span><text:span text:style-name="T13">}</text:span></text:p>
      <text:p text:style-name="P2"><text:span text:style-name="T17">&lt;/</text:span><text:span text:style-name="T13">button</text:span><text:span text:style-name="T17">&gt;</text:span></text:p>
      <text:p text:style-name="P2"><text:span text:style-name="T17">&lt;/</text:span><text:span text:style-name="T13">div</text:span><text:span text:style-name="T17">&gt;</text:span></text:p>
      <text:p text:style-name="P2"><text:span text:style-name="T17">&lt;/</text:span><text:span text:style-name="T13">div</text:span><text:span text:style-name="T17">&gt;</text:span></text:p>
      <text:p text:style-name="P2"><text:span text:style-name="T17">&lt;/</text:span><text:span text:style-name="T13">div</text:span><text:span text:style-name="T17">&gt;</text:span></text:p>
      <text:p text:style-name="P2">);</text:p>
      <text:p text:style-name="P2">};</text:p>
      <text:p text:style-name="P5"/>
      <text:p text:style-name="P2"><text:span text:style-name="T2">export</text:span> <text:span text:style-name="T2">default</text:span> <text:span text:style-name="T7">FactFinderSummary</text:span>;</text:p>
      <text:p text:style-name="P2"/>
      <text:p text:style-name="P6"/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Google Sans Mono" svg:font-family="'Google Sans Mono', 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9T19:54:05.601244438</meta:creation-date>
    <dc:date>2025-08-19T20:20:19.053173292</dc:date>
    <meta:editing-duration>PT16M3S</meta:editing-duration>
    <meta:editing-cycles>1</meta:editing-cycles>
    <meta:document-statistic meta:table-count="0" meta:image-count="0" meta:object-count="0" meta:page-count="6" meta:paragraph-count="236" meta:word-count="1038" meta:character-count="8561" meta:non-whitespace-character-count="7754"/>
    <meta:generator>LibreOffice/6.4.7.2$Linux_X86_64 LibreOffice_project/40$Build-2</meta:generator>
  </office:meta>
</office:document-meta>
</file>